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color="#FF0000"/>
    </style:style>
    <style:style style:name="P3" style:parent-style-name="Normal" style:family="paragraph">
      <style:paragraph-properties fo:text-indent="0.4923in"/>
    </style:style>
    <style:style style:name="P4" style:parent-style-name="Normal" style:family="paragraph">
      <style:paragraph-properties fo:text-indent="0.4923in"/>
    </style:style>
    <style:style style:name="P5" style:parent-style-name="Normal" style:family="paragraph">
      <style:paragraph-properties fo:text-indent="0.4923in"/>
    </style:style>
    <style:style style:name="P6" style:parent-style-name="Normal" style:family="paragraph">
      <style:paragraph-properties fo:text-indent="0.4923in"/>
    </style:style>
    <style:style style:name="P7" style:parent-style-name="Normal" style:family="paragraph">
      <style:paragraph-properties fo:text-indent="0.4923in"/>
    </style:style>
    <style:style style:name="P8" style:parent-style-name="NormalWeb" style:family="paragraph">
      <style:paragraph-properties fo:margin-top="0in" fo:margin-bottom="0in"/>
    </style:style>
    <style:style style:name="T9" style:parent-style-name="Tipodeletrapredefinidodoparágrafo" style:family="text">
      <style:text-properties style:font-name="Aptos" style:font-name-complex="Segoe UI" fo:font-weight="bold" style:font-weight-asian="bold" style:font-weight-complex="bold" fo:color="#000000"/>
    </style:style>
    <style:style style:name="P10" style:parent-style-name="NormalWeb" style:family="paragraph">
      <style:paragraph-properties fo:margin-top="0in" fo:margin-bottom="0in"/>
    </style:style>
    <style:style style:name="T11" style:parent-style-name="Tipodeletrapredefinidodoparágrafo" style:family="text">
      <style:text-properties style:font-name="Aptos" style:font-name-complex="Segoe UI" fo:color="#000000"/>
    </style:style>
    <style:style style:name="P12" style:parent-style-name="NormalWeb" style:family="paragraph">
      <style:paragraph-properties fo:margin-top="0in" fo:margin-bottom="0in"/>
    </style:style>
    <style:style style:name="T13" style:parent-style-name="Hiperligação" style:family="text">
      <style:text-properties style:font-name="Aptos" style:font-name-complex="Segoe UI"/>
    </style:style>
    <style:style style:name="P14" style:parent-style-name="NormalWeb" style:family="paragraph">
      <style:paragraph-properties fo:margin-top="0in" fo:margin-bottom="0in"/>
    </style:style>
    <style:style style:name="T15" style:parent-style-name="Hiperligação" style:family="text">
      <style:text-properties style:font-name="Aptos" style:font-name-complex="Segoe UI"/>
    </style:style>
    <style:style style:name="P16" style:parent-style-name="Normal" style:family="paragraph">
      <style:paragraph-properties fo:text-indent="0.4923in"/>
    </style:style>
  </office:automatic-styles>
  <office:body>
    <office:text text:use-soft-page-breaks="true">
      <text:p text:style-name="P1">Prezada equipe de recrutamento do CEiiA,</text:p>
      <text:p text:style-name="Normal"/>
      <text:p text:style-name="Normal">O meu nome é Natana Oliveira e encontro-me a frequentar o curso de Software Developer no CESAE Digital.</text:p>
      <text:p text:style-name="Normal">Venho, desta forma, aferir a V/ disponibilidade para integrar em FPCT (Formação<text:s/>Prática em<text:s/>Contexto de Trabalho - estágio curricular) na<text:span text:style-name="T2"><text:s/>Feedzai</text:span>, com o intuito de<text:s/>cooperar convosco nos<text:s/>projetos<text:s/>diários<text:s/>e<text:s/>com<text:s/>isso desenvolver<text:s/>as<text:s/>minhas<text:s/>competências<text:s/>na<text:s/>área<text:s/>de software developer e programação<text:s/>e desafiar-me profissionalmente.</text:p>
      <text:p text:style-name="Normal">Mediante o meu percurso nesta formação, desenvolvi competências em<text:s/>linguagens de programação: Java, PHP (framework Laravel), Android e iOS, SQL; bases de dados; HTML e CSS; engenharia de Software UML e<text:s/>trabalho de equipa. Competências<text:s/>essas<text:s/>que<text:s/>considero<text:s/>fundamentais<text:s/>para<text:s/>o<text:s/>meu<text:s/>percurso<text:s/>profissional<text:s/>enquanto<text:s/>colaborador<text:s/>na vossa<text:s/>empresa.</text:p>
      <text:p text:style-name="Normal">A FPCT tem início previsto a 04 de março e decorre até 24 de maio, com uma carga horária diária de 7 horas (total 400 horas), sendo o horário de formação na empresa a definir por vocês.<text:s/></text:p>
      <text:p text:style-name="Normal">O curso é totalmente financiado pelo IEFP, não havendo lugar a qualquer encargo por parte da empresa parceira que acolhe o formando durante este período.</text:p>
      <text:p text:style-name="Normal">A responsabilidade da empresa será, através da sua realidade, proporcionar ao formando o desenvolvimento de atividades de forma eficiente, atribuindo tarefas inerentes ao posto de trabalho de acordo com as qualificações e experiências adquiridas pelo formando durante a sua formação.</text:p>
      <text:p text:style-name="P3">Anexo o meu CV, Carta Motivacional e conteúdos do curso para validação. <text:s text:c="2"/></text:p>
      <text:p text:style-name="P4">Disponibilizo-me, desde já, para uma eventual entrevista – presencial ou online – em função da vossa disponibilidade.</text:p>
      <text:p text:style-name="P5">Encontro-me disponível para qualquer questão.</text:p>
      <text:p text:style-name="P6">Com os melhores cumprimentos,<text:s/></text:p>
      <text:p text:style-name="P7"/>
      <text:p text:style-name="P8"><text:span text:style-name="T9">Natana Oliveira </text:span></text:p>
      <text:p text:style-name="P10"><text:span text:style-name="T11">+351 938 028 780</text:span></text:p>
      <text:p text:style-name="P12"><text:a xlink:href="https://www.linkedin.com/in/natanaoliveira/" office:target-frame-name="_top" xlink:show="replace"><text:span text:style-name="T13">https://www.linkedin.com/in/natanaoliveira/</text:span></text:a></text:p>
      <text:p text:style-name="P14"><text:a xlink:href="https://natanaao.wixsite.com/natana" office:target-frame-name="_top" xlink:show="replace"><text:span text:style-name="T15">https://natanaao.wixsite.com/natana</text:span></text:a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orpodetexto" style:display-name="Corpo de texto" style:family="paragraph" style:parent-style-name="Normal">
      <style:paragraph-properties fo:widows="0" fo:orphans="0" style:text-autospace="none" fo:margin-bottom="0in" fo:line-height="100%"/>
      <style:text-properties style:font-name="Calibri" style:font-name-asian="Calibri" style:font-name-complex="Calibri" style:letter-kerning="false" fo:hyphenate="false"/>
    </style:style>
    <style:style style:name="CorpodetextoCaráter" style:display-name="Corpo de texto Caráter" style:family="text" style:parent-style-name="Tipodeletrapredefinidodoparágrafo">
      <style:text-properties style:font-name="Calibri" style:font-name-asian="Calibri" style:font-name-complex="Calibri" style:letter-kerning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pt" style:country-asian="PT" fo:hyphenate="true"/>
    </style:style>
    <style:style style:name="Hiperligação" style:display-name="Hiperligação" style:family="text" style:parent-style-name="Tipodeletrapredefinidodoparágraf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ft Dev</meta:initial-creator>
    <dc:creator>NATANA OLIVEIRA</dc:creator>
    <meta:creation-date>2024-01-12T14:08:00Z</meta:creation-date>
    <dc:date>2024-01-15T14:23:00Z</dc:date>
    <meta:template xlink:href="Normal" xlink:type="simple"/>
    <meta:editing-cycles>4</meta:editing-cycles>
    <meta:editing-duration>PT2880S</meta:editing-duration>
    <meta:document-statistic meta:page-count="1" meta:paragraph-count="3" meta:word-count="301" meta:character-count="1929" meta:row-count="13" meta:non-whitespace-character-count="1631"/>
  </office:meta>
</office:document-meta>
</file>